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a89" officeooo:paragraph-rsid="00036a89"/>
    </style:style>
    <style:style style:name="P2" style:family="paragraph" style:parent-style-name="Standard" style:list-style-name="L1">
      <style:text-properties officeooo:rsid="00036a89" officeooo:paragraph-rsid="00036a89"/>
    </style:style>
    <style:style style:name="P3" style:family="paragraph" style:parent-style-name="Standard">
      <style:text-properties officeooo:rsid="0004cfab" officeooo:paragraph-rsid="0004cfab"/>
    </style:style>
    <style:style style:name="P4" style:family="paragraph" style:parent-style-name="Standard" style:list-style-name="L2">
      <style:text-properties officeooo:rsid="0004cfab" officeooo:paragraph-rsid="0004cfab"/>
    </style:style>
    <style:style style:name="P5" style:family="paragraph" style:parent-style-name="Standard">
      <style:text-properties officeooo:rsid="0005362b" officeooo:paragraph-rsid="0005362b"/>
    </style:style>
    <style:style style:name="P6" style:family="paragraph" style:parent-style-name="Standard" style:list-style-name="L5">
      <style:text-properties officeooo:rsid="0005362b" officeooo:paragraph-rsid="0005362b"/>
    </style:style>
    <style:style style:name="P7" style:family="paragraph" style:parent-style-name="Standard" style:list-style-name="L6">
      <style:text-properties officeooo:rsid="0005362b" officeooo:paragraph-rsid="0005362b"/>
    </style:style>
    <style:style style:name="P8" style:family="paragraph" style:parent-style-name="Standard" style:list-style-name="L7">
      <style:text-properties officeooo:rsid="0005362b" officeooo:paragraph-rsid="0005362b"/>
    </style:style>
    <style:style style:name="P9" style:family="paragraph" style:parent-style-name="Standard" style:list-style-name="L7">
      <style:text-properties officeooo:rsid="0005ba1d" officeooo:paragraph-rsid="0005ba1d"/>
    </style:style>
    <style:style style:name="T1" style:family="text">
      <style:text-properties officeooo:rsid="0006f2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ing virtual env</text:p>
      <text:p text:style-name="P1"/>
      <text:list xml:id="list3343684871" text:style-name="L1">
        <text:list-item>
          <text:p text:style-name="P2">go to your directory</text:p>
        </text:list-item>
        <text:list-item>
          <text:p text:style-name="P2">virtualenv name</text:p>
        </text:list-item>
        <text:list-item>
          <text:p text:style-name="P2">cd name</text:p>
        </text:list-item>
        <text:list-item>
          <text:p text:style-name="P2">source bin/activate</text:p>
        </text:list-item>
      </text:list>
      <text:p text:style-name="P3"/>
      <text:p text:style-name="P3">make django project</text:p>
      <text:list xml:id="list904910400" text:style-name="L2">
        <text:list-item>
          <text:p text:style-name="P4">pip install django</text:p>
        </text:list-item>
        <text:list-item>
          <text:p text:style-name="P4">django-admin startproject name</text:p>
        </text:list-item>
        <text:list-item>
          <text:p text:style-name="P4">open with pycharm</text:p>
        </text:list-item>
      </text:list>
      <text:p text:style-name="P3"/>
      <text:p text:style-name="P5">various folders</text:p>
      <text:p text:style-name="P5"/>
      <text:p text:style-name="P5">urls – to make the routes,uses regular expressions,</text:p>
      <text:p text:style-name="P5"/>
      <text:p text:style-name="P5">wsgi</text:p>
      <text:list xml:id="list1250058030" text:style-name="L5">
        <text:list-item>
          <text:p text:style-name="P6">primary development platform,common standard for web server and applications</text:p>
        </text:list-item>
      </text:list>
      <text:p text:style-name="P5"/>
      <text:p text:style-name="P5">settings.py</text:p>
      <text:list xml:id="list2866085699" text:style-name="L6">
        <text:list-item>
          <text:p text:style-name="P7">secret key is production used for encryption and musnt be included before deployment</text:p>
        </text:list-item>
        <text:list-item>
          <text:p text:style-name="P7">debug=true gives helpful messages and must be set to false before deployment</text:p>
        </text:list-item>
        <text:list-item>
          <text:p text:style-name="P7">allowed hosts helps to set domain names</text:p>
        </text:list-item>
        <text:list-item>
          <text:p text:style-name="P7">installed apps-all the apps </text:p>
        </text:list-item>
        <text:list-item>
          <text:p text:style-name="P7">middleware-order of middlewar is important </text:p>
        </text:list-item>
        <text:list-item>
          <text:p text:style-name="P7">databases – the database that we use</text:p>
        </text:list-item>
      </text:list>
      <text:p text:style-name="P5"/>
      <text:p text:style-name="P5">running web server</text:p>
      <text:list xml:id="list1453619638" text:style-name="L7">
        <text:list-item>
          <text:p text:style-name="P8">python manage.py runserver</text:p>
        </text:list-item>
        <text:list-item>
          <text:p text:style-name="P9">migrate will <text:s/>initially migrate the database into sqlite database ,so first change to our required dbs<text:span text:style-name="T1">django</text:span>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4:25:10.848276043</meta:creation-date>
    <dc:date>2019-01-25T15:47:21.643348769</dc:date>
    <meta:editing-duration>PT1M19S</meta:editing-duration>
    <meta:editing-cycles>1</meta:editing-cycles>
    <meta:document-statistic meta:table-count="0" meta:image-count="0" meta:object-count="0" meta:page-count="1" meta:paragraph-count="24" meta:word-count="131" meta:character-count="795" meta:non-whitespace-character-count="699"/>
    <meta:generator>LibreOffice/6.0.3.2$Linux_X86_64 LibreOffice_project/00m0$Build-2</meta:generator>
  </office:meta>
</office:document-meta>
</file>